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ae5" officeooo:paragraph-rsid="00093ae5"/>
    </style:style>
    <style:style style:name="P2" style:family="paragraph" style:parent-style-name="Standard">
      <style:text-properties officeooo:rsid="000ac60e" officeooo:paragraph-rsid="000ac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</text:p>
      <text:p text:style-name="P1"/>
      <text:p text:style-name="P2">model:</text:p>
      <text:p text:style-name="P2"/>
      <text:p text:style-name="P2">pokemon peu avoir plusieurs types donc…</text:p>
      <text:p text:style-name="P2">pokemon peut avoir plusieur attaques donc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0:36:04.490805425</meta:creation-date>
    <dc:date>2024-06-17T14:32:35.595997969</dc:date>
    <meta:editing-duration>PT3H56M</meta:editing-duration>
    <meta:editing-cycles>1</meta:editing-cycles>
    <meta:document-statistic meta:table-count="0" meta:image-count="0" meta:object-count="0" meta:page-count="1" meta:paragraph-count="4" meta:word-count="14" meta:character-count="96" meta:non-whitespace-character-count="86"/>
    <meta:generator>LibreOffice/7.3.7.2$Linux_X86_64 LibreOffice_project/30$Build-2</meta:generator>
  </office:meta>
</office:document-meta>
</file>